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Sans Devanagari" svg:font-family="'Noto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nceptos Básicos de Seguridade Informática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Introducción á Seguridade Informátic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guridade Informátic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nfidencialidade</text:p>
              </text:list-item>
              <text:list-item>
                <text:p>Integridade</text:p>
              </text:list-item>
              <text:list-item>
                <text:p>Dispoñibilidade</text:p>
              </text:list-item>
              <text:list-item>
                <text:p>Non Repudio</text:p>
                <text:list>
                  <text:list-item>
                    <text:p>En orixe</text:p>
                  </text:list-item>
                  <text:list-item>
                    <text:p>En desti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ulnerabilidad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umanas</text:p>
                <text:list>
                  <text:list-item>
                    <text:p>Enxeñería Social</text:p>
                  </text:list-item>
                </text:list>
              </text:list-item>
              <text:list-item>
                <text:p>Hardware</text:p>
                <text:list>
                  <text:list-item>
                    <text:p>Control de Acceso</text:p>
                  </text:list-item>
                  <text:list-item>
                    <text:p>Desastres, fallos de luz e rede</text:p>
                  </text:list-item>
                </text:list>
              </text:list-item>
              <text:list-item>
                <text:p>Software</text:p>
                <text:list>
                  <text:list-item>
                    <text:p>Buffer Overflows, SQL Injections, XSS Scripting, Condicións de Carreira, Validacións de Entrada…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Bases de Datos de Vulnerabilidades e Exploi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VE</text:p>
              </text:list-item>
              <text:list-item>
                <text:p>Security Focus</text:p>
              </text:list-item>
              <text:list-item>
                <text:p>Exploit Database (Exploit-DB)</text:p>
                <text:p/>
                <text:p/>
                <text:p>Un buscador: <text:span text:style-name="T1">Shoda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tes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s de penetración nos sistemas. </text:p>
                <text:list>
                  <text:list-item>
                    <text:p>Identificar vulnerabilidades</text:p>
                  </text:list-item>
                  <text:list-item>
                    <text:p>Protexer as redes</text:p>
                  </text:list-item>
                </text:list>
              </text:list-item>
              <text:list-item>
                <text:p>Metasploit</text:p>
              </text:list-item>
              <text:list-item>
                <text:p>Nessus</text:p>
              </text:list-item>
              <text:list-item>
                <text:p>Openv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tios con información</text:p>
          </draw:text-box>
        </draw:frame>
        <draw:frame presentation:style-name="pr4" draw:layer="layout" svg:width="25.2cm" svg:height="9.134cm" svg:x="1.4cm" svg:y="3.8cm" presentation:class="outline">
          <draw:text-box>
            <text:p><text:a xlink:href="http://www.hacking-tutorial.com/" xlink:type="simple">http://www.hacking-tutorial.com/</text:a></text:p>
            <text:p><text:a xlink:href="http://hackaday.com/" xlink:type="simple">http://hackaday.com/</text:a></text:p>
            <text:p><text:a xlink:href="http://www.hackinthebox.org/" xlink:type="simple">http://www.hackinthebox.org/</text:a></text:p>
            <text:p><text:a xlink:href="http://www.hackthissite.org/" xlink:type="simple">http://www.hackthissite.org/</text:a></text:p>
            <text:p><text:a xlink:href="http://www.cybrary.it/" xlink:type="simple">http://www.cybrary.it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Sans Devanagari" svg:font-family="'Noto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Noto Sans Devanagari" style:font-family-asian="'Noto Sans Devanagari'" style:font-pitch-asian="variable" style:font-size-asian="12pt" style:language-asian="hi" style:country-asian="IN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Noto Sans Devanagari1" style:font-family-asian="'Noto Sans Devanagari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Noto Sans Devanagari1" style:font-family-asian="'Noto Sans Devanagari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Noto Sans Devanagari1" style:font-family-asian="'Noto Sans Devanagari'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6:00.629369504</meta:creation-date>
    <meta:editing-duration>PT7M44S</meta:editing-duration>
    <meta:editing-cycles>2</meta:editing-cycles>
    <meta:generator>LibreOffice/6.1.3.1$Linux_X86_64 LibreOffice_project/10$Build-1</meta:generator>
    <dc:title>Bright Blue</dc:title>
    <dc:date>2018-11-05T20:55:52.643360476</dc:date>
    <meta:document-statistic meta:object-count="46"/>
  </office:meta>
</office:document-meta>
</file>